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in Pot</text:p>
          </table:table-cell>
          <table:table-cell office:value-type="string" calcext:value-type="string">
            <text:p>Max Pot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ot Tolerance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0300" calcext:value-type="float">
            <text:p>103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office:value-type="string" calcext:value-type="string">
            <text:p>Di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</text:p>
          </table:table-cell>
          <table:table-cell table:formula="of:=([.B2]+[.D2])/([.E2])*1.215+1" office:value-type="float" office:value="13.5388" calcext:value-type="float">
            <text:p>13.5388</text:p>
          </table:table-cell>
          <table:table-cell table:formula="of:=([.C2]*(1-[.H2])+[.D2])/([.E2])*1.215+1" office:value-type="float" office:value="14.42575" calcext:value-type="float">
            <text:p>14.42575</text:p>
          </table:table-cell>
          <table:table-cell table:formula="of:=AVERAGE([.B4:.C4])" office:value-type="float" office:value="13.982275" calcext:value-type="float">
            <text:p>13.982275</text:p>
          </table:table-cell>
          <table:table-cell table:formula="of:=[.C4]-[.B4]" office:value-type="float" office:value="0.886950000000001" calcext:value-type="float">
            <text:p>0.88695</text:p>
          </table:table-cell>
          <table:table-cell table:number-columns-repeated="2"/>
          <table:table-cell office:value-type="string" calcext:value-type="string">
            <text:p>Power Max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([.B2]+[.D2]*(1-[.F2]))/([.E2]*(1+[.F2]))*1.215+1" office:value-type="float" office:value="13.2907475247525" calcext:value-type="float">
            <text:p>13.2907475248</text:p>
          </table:table-cell>
          <table:table-cell table:style-name="ce1" table:formula="of:=([.C2]*(1-[.H2])+[.D2]*(1-[.F2]))/([.E2]*(1+[.F2]))*1.215+1" office:value-type="float" office:value="14.1689158415842" calcext:value-type="float">
            <text:p>14.1689158416</text:p>
          </table:table-cell>
          <table:table-cell table:formula="of:=AVERAGE([.B5:.C5])" office:value-type="float" office:value="13.7298316831684" calcext:value-type="float">
            <text:p>13.7298316832</text:p>
          </table:table-cell>
          <table:table-cell table:formula="of:=[.C5]-[.B5]" office:value-type="float" office:value="0.878168316831699" calcext:value-type="float">
            <text:p>0.8781683168</text:p>
          </table:table-cell>
          <table:table-cell table:number-columns-repeated="2"/>
          <table:table-cell table:formula="of:=[.G2]*[.G2]/([.B2]+[.D2]*(1-[.F2])+[.E2]*(1-[.F2]))" office:value-type="float" office:value="0.0174890693316677" calcext:value-type="float">
            <text:p>0.017489069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([.B2]+[.D2]*(1+[.F2]))/([.E2]*(1-[.F2]))*1.215+1" office:value-type="float" office:value="13.7918636363636" calcext:value-type="float">
            <text:p>13.7918636364</text:p>
          </table:table-cell>
          <table:table-cell table:formula="of:=([.C2]*(1-[.H2])+[.D2]*(1+[.F2]))/([.E2]*(1-[.F2]))*1.215+1" office:value-type="float" office:value="14.6877727272727" calcext:value-type="float">
            <text:p>14.6877727273</text:p>
          </table:table-cell>
          <table:table-cell table:formula="of:=AVERAGE([.B6:.C6])" office:value-type="float" office:value="14.2398181818182" calcext:value-type="float">
            <text:p>14.2398181818</text:p>
          </table:table-cell>
          <table:table-cell table:formula="of:=[.C6]-[.B6]" office:value-type="float" office:value="0.895909090909129" calcext:value-type="float">
            <text:p>0.895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</text:p>
          </table:table-cell>
          <table:table-cell table:formula="of:=[.B6]-[.B5]" office:value-type="float" office:value="0.501116111611099" calcext:value-type="float">
            <text:p>0.5011161116</text:p>
          </table:table-cell>
          <table:table-cell table:formula="of:=[.C6]-[.C5]" office:value-type="float" office:value="0.518856885688528" calcext:value-type="float">
            <text:p>0.518856885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igh/Low</text:p>
          </table:table-cell>
          <table:table-cell table:formula="of:=[.B6]" office:value-type="float" office:value="13.7918636363636" calcext:value-type="float">
            <text:p>13.7918636364</text:p>
          </table:table-cell>
          <table:table-cell table:formula="of:=[.C5]" office:value-type="float" office:value="14.1689158415842" calcext:value-type="float">
            <text:p>14.1689158416</text:p>
          </table:table-cell>
          <table:table-cell table:formula="of:=AVERAGE([.B9:.C9])" office:value-type="float" office:value="13.9803897389739" calcext:value-type="float">
            <text:p>13.980389739</text:p>
          </table:table-cell>
          <table:table-cell table:formula="of:=[.C9]-[.B9]" office:value-type="float" office:value="0.3770522052206" calcext:value-type="float">
            <text:p>0.37705220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 style:data-style-name="N2" text:time-value="12:34:52.793841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0:22:41.660182318</meta:creation-date>
    <dc:date>2015-06-14T13:14:08.650680574</dc:date>
    <meta:editing-duration>PT38M7S</meta:editing-duration>
    <meta:editing-cycles>2</meta:editing-cycles>
    <meta:generator>LibreOffice/4.3.3.2$Linux_X86_64 LibreOffice_project/430m0$Build-2</meta:generator>
    <meta:document-statistic meta:table-count="1" meta:cell-count="41" meta:object-count="0"/>
  </office:meta>
</office:document-meta>
</file>